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96806BE95CF8F44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2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854in" fo:margin-top="0in" fo:margin-bottom="0in" table:align="center" style:writing-mode="lr-tb"/>
    </style:style>
    <style:style style:name="Table1.A" style:family="table-column">
      <style:table-column-properties style:column-width="1.9542in"/>
    </style:style>
    <style:style style:name="Table1.B" style:family="table-column">
      <style:table-column-properties style:column-width="0.6368in"/>
    </style:style>
    <style:style style:name="Table1.C" style:family="table-column">
      <style:table-column-properties style:column-width="0.4486in"/>
    </style:style>
    <style:style style:name="Table1.D" style:family="table-column">
      <style:table-column-properties style:column-width="0.6021in"/>
    </style:style>
    <style:style style:name="Table1.E" style:family="table-column">
      <style:table-column-properties style:column-width="0.209in"/>
    </style:style>
    <style:style style:name="Table1.F" style:family="table-column">
      <style:table-column-properties style:column-width="1.2264in"/>
    </style:style>
    <style:style style:name="Table1.G" style:family="table-column">
      <style:table-column-properties style:column-width="0.6278in"/>
    </style:style>
    <style:style style:name="Table1.H" style:family="table-column">
      <style:table-column-properties style:column-width="1.5806in"/>
    </style:style>
    <style:style style:name="Table1.1" style:family="table-row">
      <style:table-row-properties style:min-row-height="0.31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2" style:family="table-row">
      <style:table-row-properties style:min-row-height="0.1889in" fo:keep-together="auto"/>
    </style:style>
    <style:style style:name="Table1.3" style:family="table-row">
      <style:table-row-properties style:min-row-height="0.3313in" fo:keep-together="auto"/>
    </style:style>
    <style:style style:name="Table1.A3" style:family="table-cell">
      <style:table-cell-properties style:vertical-align="middle" fo:background-color="transparent" fo:padding-left="0.075in" fo:padding-right="0.075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e1.4" style:family="table-row">
      <style:table-row-properties style:min-row-height="0.1722in" fo:keep-together="auto"/>
    </style:style>
    <style:style style:name="Table1.A4" style:family="table-cell">
      <style:table-cell-properties style:vertical-align="middle" fo:background-color="transparent" fo:padding-left="0.075in" fo:padding-right="0.075in" fo:padding-top="0in" fo:padding-bottom="0in" fo:border="1pt solid #000000">
        <style:background-image/>
      </style:table-cell-properties>
    </style:style>
    <style:style style:name="Table1.5" style:family="table-row">
      <style:table-row-properties style:min-row-height="0.2097in" fo:keep-together="auto"/>
    </style:style>
    <style:style style:name="Table1.6" style:family="table-row">
      <style:table-row-properties style:min-row-height="0.3896in" fo:keep-together="auto"/>
    </style:style>
    <style:style style:name="Table1.A7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A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C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G8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9" style:family="table-row">
      <style:table-row-properties style:min-row-height="0.1931in" fo:keep-together="auto"/>
    </style:style>
    <style:style style:name="Table1.10" style:family="table-row">
      <style:table-row-properties style:min-row-height="0.366in" fo:keep-together="auto"/>
    </style:style>
    <style:style style:name="Table1.11" style:family="table-row">
      <style:table-row-properties style:min-row-height="0.5424in" fo:keep-together="auto"/>
    </style:style>
    <style:style style:name="Table1.12" style:family="table-row">
      <style:table-row-properties style:min-row-height="0.1035in" fo:keep-together="auto"/>
    </style:style>
    <style:style style:name="Table2" style:family="table">
      <style:table-properties style:width="6.3722in" fo:margin-left="0in" fo:margin-top="0in" fo:margin-bottom="0in" table:align="left" style:writing-mode="lr-tb"/>
    </style:style>
    <style:style style:name="Table2.A" style:family="table-column">
      <style:table-column-properties style:column-width="2.934in"/>
    </style:style>
    <style:style style:name="Table2.B" style:family="table-column">
      <style:table-column-properties style:column-width="3.4382in"/>
    </style:style>
    <style:style style:name="Table2.1" style:family="table-row">
      <style:table-row-properties style:min-row-height="0.85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Header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5" style:family="paragraph" style:parent-style-name="Standard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/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size="8pt" officeooo:paragraph-rsid="002355ef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font-size="8pt" officeooo:paragraph-rsid="0045e125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size="8pt" officeooo:paragraph-rsid="002355ef" style:font-size-asian="8pt" style:font-size-complex="8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ArialMT" fo:font-size="8pt" style:font-name-asian="Calibri2" style:font-size-asian="8pt" style:language-asian="en" style:country-asian="US" style:font-name-complex="ArialMT1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font-weight="normal" officeooo:paragraph-rsid="0039bdb4" fo:background-color="transparent" style:font-size-asian="9pt" style:font-weight-asian="normal" style:font-name-complex="Arial2" style:font-size-complex="9pt" style:font-weight-complex="bold"/>
    </style:style>
    <style:style style:name="P12" style:family="paragraph" style:parent-style-name="Default">
      <style:paragraph-properties fo:text-align="justify" style:justify-single-word="false"/>
    </style:style>
    <style:style style:name="P13" style:family="paragraph" style:parent-style-name="Default">
      <style:paragraph-properties fo:text-align="center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4" style:family="paragraph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P15" style:family="paragraph" style:parent-style-name="Default">
      <style:text-properties fo:font-size="8pt" style:font-size-asian="8pt" style:font-size-complex="8pt"/>
    </style:style>
    <style:style style:name="P16" style:family="paragraph" style:parent-style-name="Default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Default">
      <style:paragraph-properties fo:text-align="center" style:justify-single-word="false"/>
      <style:text-properties fo:font-size="8pt" officeooo:paragraph-rsid="0039bdb4" style:font-size-asian="8pt" style:font-size-complex="8pt"/>
    </style:style>
    <style:style style:name="P18" style:family="paragraph" style:parent-style-name="Default">
      <style:text-properties fo:font-size="8pt" officeooo:paragraph-rsid="0021d6bd" style:font-size-asian="8pt" style:font-size-complex="8pt"/>
    </style:style>
    <style:style style:name="P19" style:family="paragraph" style:parent-style-name="Default">
      <style:paragraph-properties fo:text-align="justify" style:justify-single-word="false"/>
      <style:text-properties fo:font-size="8pt" style:font-size-asian="8pt" style:font-size-complex="8pt"/>
    </style:style>
    <style:style style:name="P20" style:family="paragraph" style:parent-style-name="Default">
      <style:paragraph-properties fo:text-align="justify" style:justify-single-word="false"/>
      <style:text-properties fo:font-size="8pt" style:font-size-asian="8pt" style:font-size-complex="8pt" style:font-weight-complex="bold"/>
    </style:style>
    <style:style style:name="P21" style:family="paragraph" style:parent-style-name="Default">
      <style:text-properties fo:font-size="8pt" fo:font-weight="bold" style:font-size-asian="8pt" style:font-weight-asian="bold" style:font-size-complex="8pt"/>
    </style:style>
    <style:style style:name="P22" style:family="paragraph" style:parent-style-name="Default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Default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Default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Default">
      <style:paragraph-properties fo:text-align="center" style:justify-single-word="false"/>
      <style:text-properties fo:font-size="8pt" fo:font-weight="bold" officeooo:paragraph-rsid="00404658" style:font-size-asian="8pt" style:font-weight-asian="bold" style:font-size-complex="8pt"/>
    </style:style>
    <style:style style:name="P26" style:family="paragraph" style:parent-style-name="Default">
      <style:text-properties fo:font-size="8pt" fo:language="es" fo:country="ES" style:font-name-asian="Calibri2" style:font-size-asian="8pt" style:font-size-complex="8pt"/>
    </style:style>
    <style:style style:name="P27" style:family="paragraph" style:parent-style-name="Default">
      <style:paragraph-properties fo:text-align="center" style:justify-single-word="false"/>
      <style:text-properties fo:font-size="8pt" fo:language="es" fo:country="none" fo:font-weight="bold" style:font-name-asian="Calibri2" style:font-size-asian="8pt" style:font-weight-asian="bold" style:font-size-complex="8pt" style:font-weight-complex="bold"/>
    </style:style>
    <style:style style:name="P28" style:family="paragraph" style:parent-style-name="Default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29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31" style:family="paragraph" style:parent-style-name="Standard">
      <style:paragraph-properties fo:margin-top="0in" fo:margin-bottom="0in" loext:contextual-spacing="false" fo:line-height="103%" fo:text-align="center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name-asian="Calibri2" style:font-size-asian="8pt" style:font-size-complex="8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39bdb4"/>
    </style:style>
    <style:style style:name="P34" style:family="paragraph" style:parent-style-name="Standard">
      <style:text-properties officeooo:paragraph-rsid="0040933c"/>
    </style:style>
    <style:style style:name="P35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language="es" fo:country="ES" officeooo:paragraph-rsid="0040933c" fo:background-color="transparent" style:font-name-asian="Calibri2" style:font-size-asian="9pt" style:font-name-complex="Arial2" style:font-size-complex="9pt" style:font-weight-complex="bold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39bdb4"/>
    </style:style>
    <style:style style:name="P37" style:family="paragraph" style:parent-style-name="Default" style:master-page-name="Standard">
      <style:paragraph-properties fo:text-align="start" style:justify-single-word="false" style:page-number="auto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style:font-name="Arial1" fo:font-size="9pt" fo:language="es" fo:country="ES" style:text-underline-style="none" fo:background-color="transparent" loext:char-shading-value="0" style:font-name-asian="Calibri2" style:font-size-asian="9pt" style:font-name-complex="Arial2" style:font-size-complex="9pt" style:font-weight-complex="bold"/>
    </style:style>
    <style:style style:name="T4" style:family="text">
      <style:text-properties style:use-window-font-color="true" style:font-name="Arial1" fo:font-size="9pt" fo:language="es" fo:country="ES" style:text-underline-style="none" fo:font-weight="bold" fo:background-color="transparent" loext:char-shading-value="0" style:font-name-asian="Calibri2" style:font-size-asian="9pt" style:font-weight-asian="bold" style:font-name-complex="Arial2" style:font-size-complex="9pt" style:font-weight-complex="bold"/>
    </style:style>
    <style:style style:name="T5" style:family="text">
      <style:text-properties style:use-window-font-color="true" style:font-name="Arial Narrow" fo:language="es" fo:country="MX" fo:font-weight="bold" fo:background-color="transparent" loext:char-shading-value="0" style:font-name-asian="Times New Roman" style:rfc-language-tag-asian="es-419" style:language-asian="es" style:font-weight-asian="bold" style:font-name-complex="Calibri2" style:font-weight-complex="bold"/>
    </style:style>
    <style:style style:name="T6" style:family="text">
      <style:text-properties style:use-window-font-color="true" style:font-name="Arial Narrow" fo:language="es" fo:country="MX" fo:font-weight="bold" officeooo:rsid="003b68e9" fo:background-color="transparent" loext:char-shading-value="0" style:font-name-asian="Times New Roman" style:rfc-language-tag-asian="es-419" style:language-asian="es" style:font-weight-asian="bold" style:font-name-complex="Calibri2" style:font-weight-complex="bold"/>
    </style:style>
    <style:style style:name="T7" style:family="text">
      <style:text-properties fo:color="#000000" style:font-name="Arial" fo:language="es" fo:country="MX" fo:font-weight="bold" fo:background-color="transparent" loext:char-shading-value="0" style:font-name-asian="Arial2" style:language-asian="es" style:country-asian="MX" style:font-weight-asian="bold" style:font-name-complex="Arial2" style:font-weight-complex="bold"/>
    </style:style>
    <style:style style:name="T8" style:family="text">
      <style:text-properties fo:color="#000000" style:font-name="Arial" fo:language="es" fo:country="MX" fo:font-weight="bold" officeooo:rsid="003b68e9" fo:background-color="transparent" loext:char-shading-value="0" style:font-name-asian="Arial2" style:language-asian="es" style:country-asian="MX" style:font-weight-asian="bold" style:font-name-complex="Arial2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officeooo:rsid="002355ef" style:font-weight-asian="bold"/>
    </style:style>
    <style:style style:name="T12" style:family="text">
      <style:text-properties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" style:font-weight-asian="bold" style:font-weight-complex="bold"/>
    </style:style>
    <style:style style:name="T16" style:family="text">
      <style:text-properties fo:font-weight="bold" officeooo:rsid="0020aca5" style:font-name-asian="Times New Roman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style:font-name-asian="Times New Roman" style:font-weight-complex="bold"/>
    </style:style>
    <style:style style:name="T19" style:family="text">
      <style:text-properties officeooo:rsid="0020aca5" style:font-name-asian="Times New Roman" style:font-weight-complex="bold"/>
    </style:style>
    <style:style style:name="T20" style:family="text">
      <style:text-properties fo:language="es" fo:country="none"/>
    </style:style>
    <style:style style:name="T21" style:family="text">
      <style:text-properties fo:language="es" fo:country="ES" fo:font-weight="bold" officeooo:rsid="00d936c0" style:font-name-asian="Calibri2" style:font-weight-asian="bold"/>
    </style:style>
    <style:style style:name="T22" style:family="text">
      <style:text-properties style:font-name-asian="Calibri2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es" fo:country="none" style:font-size-asian="8pt" style:font-size-complex="8pt"/>
    </style:style>
    <style:style style:name="T25" style:family="text">
      <style:text-properties fo:font-size="8pt" fo:language="es" fo:country="none" style:font-name-asian="Arial2" style:font-size-asian="8pt" style:font-size-complex="8pt"/>
    </style:style>
    <style:style style:name="T26" style:family="text">
      <style:text-properties fo:font-size="8pt" fo:language="es" fo:country="ES" style:font-size-asian="8pt" style:font-size-complex="8pt"/>
    </style:style>
    <style:style style:name="T27" style:family="text">
      <style:text-properties style:font-name="Arial1" fo:font-size="11pt" officeooo:rsid="00d2f3b4" style:font-size-asian="11pt" style:font-size-complex="11pt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1274abb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pply_date" text:name="py3o.obj.apply_date"/>
        <text:user-field-decl office:value-type="string" office:string-value="cat" text:name="py3o.obj.cat"/>
        <text:user-field-decl office:value-type="string" office:string-value="interest_rate" text:name="py3o.obj.interest_rate"/>
        <text:user-field-decl office:value-type="string" office:string-value="total_installment" text:name="py3o.obj.total_installment"/>
        <text:user-field-decl office:value-type="string" office:string-value="acc_number" text:name="py3o.obj.bank_id.acc_number"/>
        <text:user-field-decl office:value-type="string" office:string-value="bank_id.name" text:name="py3o.obj.bank_id.bank_id.name"/>
        <text:user-field-decl office:value-type="string" office:string-value="account_id" text:name="py3o.obj.partner_id.account_id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payment" text:name="py3o.obj.day_payment"/>
        <text:user-field-decl office:value-type="string" office:string-value="loan_period" text:name="py3o.obj.loan_period.name"/>
        <text:user-field-decl office:value-type="string" office:string-value="day_max" text:name="py3o.obj.day_max"/>
        <text:user-field-decl office:value-type="string" office:string-value="month" text:name="py3o.obj.loan_period.month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37"/>
      <text:p text:style-name="P13"><text:s/>ANEXO 1</text:p>
      <text:p text:style-name="P16"><text:span text:style-name="T10">CARÁTULA DE CONTRATO DE CRÉDITO</text:span><text:span text:style-name="T11"> </text:span></text:p>
      <text:p text:style-name="P16"/>
      <text:p text:style-name="P36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7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7"><text:span text:style-name="T12">Carátula del Contrato de Crédito Simple de fecha </text:span><text:span text:style-name="T14"><text:text-input text:description="py3o://function=&quot;format_datetime(o.approve_date, format='full', locale='es_MX')&quot;">[approve_date]</text:text-input></text:span><text:span text:style-name="T12">, celebrado entre </text:span><text:span text:style-name="T14">MAS SOLUCIONES OPORTUNAS S.A. DE C.V. SOFOM ENR, y El Cliente</text:span><text:span text:style-name="T12">.</text:span></text:p>
      <text:p text:style-name="P9"/>
      <text:p text:style-name="P7"><text:span text:style-name="T18">El Cliente: </text:span><text:span text:style-name="T15"><text:user-field-get text:name="py3o.obj.partner_id.name">partner_id</text:user-field-get></text:span></text:p>
      <text:p text:style-name="P7"><text:span text:style-name="T18">No. Cliente: </text:span><text:span text:style-name="T19">MSO-PFSA- </text:span><text:span text:style-name="T16"><text:user-field-get text:name="py3o.obj.partner_id.account_id">account_id</text:user-field-get></text:span></text:p>
      <text:p text:style-name="P8"><text:span text:style-name="T18">Datos Bancarios del Cliente: </text:span><text:span text:style-name="T15"><text:user-field-get text:name="py3o.obj.bank_id.bank_id.name">bank_id.name</text:user-field-get></text:span><text:span text:style-name="T15"><text:s text:c="2"/></text:span><text:span text:style-name="Fuente_20_de_20_párrafo_20_predeter."><text:span text:style-name="T7"><text:user-field-get text:name="py3o.obj.bank_id.acc_clabe">acc_clabe</text:user-field-get></text:span></text:span></text:p>
      <text:p text:style-name="P6"><text:span text:style-name="T18">Datos Bancarios de La Financiera: </text:span><text:span text:style-name="T15"><text:user-field-get text:name="py3o.obj.journal_repayment_id.bank_id.name">repayment_bank</text:user-field-get></text:span><text:span text:style-name="T15"><text:s/></text:span><text:span text:style-name="T15"><text:user-field-get text:name="py3o.obj.journal_repayment_id.bank_account_id.acc_number">repayment_bank_num</text:user-field-ge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2"/>
            <text:p text:style-name="P15"><text:span text:style-name="T14">Nombre comercial del Producto:</text:span><text:span text:style-name="T12"> CRÉDITO SIMPLE PF SIN AVAL</text:span></text:p>
            <text:p text:style-name="P15"><text:span text:style-name="T14">Tipo de Crédito:</text:span><text:span text:style-name="T12"> </text:span><text:bookmark-start text:name="TipoCredito"/><text:span text:style-name="T12"><text:s/></text:span><text:bookmark-end text:name="TipoCredito"/><text:span text:style-name="T12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3">CAT (Costo Anual Total)</text:p>
          </table:table-cell>
          <table:table-cell table:style-name="Table1.A1" table:number-columns-spanned="4" office:value-type="string">
            <text:p text:style-name="P23">TASA DE INTERES ANUAL ORDINARI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3">MONTO DEL CREDITO</text:p>
          </table:table-cell>
          <table:covered-table-cell/>
          <table:table-cell table:style-name="Table1.A1" office:value-type="string">
            <text:p text:style-name="P23">MONTO TOTAL A PAGAR</text:p>
          </table:table-cell>
        </table:table-row>
        <table:table-row table:style-name="Table1.3">
          <table:table-cell table:style-name="Table1.A3" office:value-type="string">
            <text:p text:style-name="P25"><text:span text:style-name="T3"><text:text-input text:description="py3o://function=&quot;o_format_lang(o.cat,digits=5)&quot;">[cat]</text:text-input></text:span><text:span text:style-name="T1">%</text:span></text:p>
          </table:table-cell>
          <table:table-cell table:style-name="Table1.A3" table:number-columns-spanned="4" office:value-type="string">
            <text:p text:style-name="P17"><text:span text:style-name="T4"><text:text-input text:description="py3o://function=&quot;o_format_lang(o.int_rate,lang_code=lang)&quot;">[int_rate]</text:text-input></text:span><text:span text:style-name="T2">%</text:span></text:p>
          </table:table-cell>
          <table:covered-table-cell/>
          <table:covered-table-cell/>
          <table:covered-table-cell/>
          <table:table-cell table:style-name="Table1.A3" table:number-columns-spanned="2" office:value-type="string">
            <text:p text:style-name="P16"><text:span text:style-name="T2">$</text:span><text:span text:style-name="T2"><text:text-input text:description="py3o://function=&quot;o_format_lang(o.loan_amount,lang_code=lang)&quot;">[loan_amount]</text:text-input></text:span></text:p>
          </table:table-cell>
          <table:covered-table-cell/>
          <table:table-cell table:style-name="Table1.A3" office:value-type="string">
            <text:p text:style-name="P28">$<text:text-input text:description="py3o://function=&quot;o_format_lang(o.tot_amt_fees,lang_code=lang)&quot;">[tot_amt_fees]</text:text-input></text:p>
          </table:table-cell>
        </table:table-row>
        <table:table-row table:style-name="Table1.4">
          <table:table-cell table:style-name="Table1.A4" table:number-columns-spanned="3" office:value-type="string">
            <text:p text:style-name="P18"><text:span text:style-name="T14">Plazo del crédito:</text:span><text:span text:style-name="T12"> </text:span><text:span text:style-name="Fuente_20_de_20_párrafo_20_predeter."><text:span text:style-name="T7"><text:user-field-get text:name="py3o.obj.month">month</text:user-field-get></text:span></text:span><text:span text:style-name="Fuente_20_de_20_párrafo_20_predeter."><text:span text:style-name="T7"><text:s/></text:span></text:span><text:span text:style-name="Fuente_20_de_20_párrafo_20_predeter."><text:span text:style-name="T8">meses</text:span></text:span></text:p>
          </table:table-cell>
          <table:covered-table-cell/>
          <table:covered-table-cell/>
          <table:table-cell table:style-name="Table1.A4" table:number-columns-spanned="5" office:value-type="string">
            <text:p text:style-name="P21"/>
            <text:p text:style-name="P18"><text:span text:style-name="T13">Fecha límite de pago:</text:span> <text:s text:c="2"/><text:span text:style-name="T17"><text:user-field-get text:name="py3o.obj.day_max">day_max</text:user-field-get></text:span><text:span text:style-name="T17"><text:s/></text:span>de cada mes</text:p>
            <text:p text:style-name="P15"><text:span text:style-name="T13">Fecha de corte:</text:span> <text:span text:style-name="T17"><text:user-field-get text:name="py3o.obj.day_payment">day_payment</text:user-field-get></text:span><text:span text:style-name="T14"><text:s/></text:span>de cada me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8" office:value-type="string">
            <text:p text:style-name="P23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4" office:value-type="string">
            <text:p text:style-name="P10">NO SE COBRA COMISIÓN ALGUNA INHERENTE AL PRESENTE CONTRATO.</text:p>
          </table:table-cell>
          <table:covered-table-cell/>
          <table:covered-table-cell/>
          <table:covered-table-cell/>
          <table:table-cell table:style-name="Table1.A3" table:number-columns-spanned="4" office:value-type="string">
            <text:p text:style-name="P21">NO APLIC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8" office:value-type="string">
            <text:p text:style-name="P23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2" office:value-type="string">
            <text:p text:style-name="P16">SEGURO:</text:p>
            <text:p text:style-name="P26">Seguro de grupo vida de la colectividad asegurable en caso de invalidez o fallecimiento. Obligatorio.</text:p>
          </table:table-cell>
          <table:covered-table-cell/>
          <table:table-cell table:style-name="Table1.C8" table:number-columns-spanned="4" office:value-type="string">
            <text:p text:style-name="P16">ASEGURADORA:</text:p>
            <text:p text:style-name="P16">SEGUROS ARGOS S.A. de C.V.</text:p>
          </table:table-cell>
          <table:covered-table-cell/>
          <table:covered-table-cell/>
          <table:covered-table-cell/>
          <table:table-cell table:style-name="Table1.G8" table:number-columns-spanned="2" office:value-type="string">
            <text:p text:style-name="P16">CLÁUSULA: </text:p>
            <text:p text:style-name="P27">DÉCIMA TERCERA</text:p>
          </table:table-cell>
          <table:covered-table-cell/>
        </table:table-row>
        <table:table-row table:style-name="Table1.9">
          <table:table-cell table:style-name="Table1.A1" table:number-columns-spanned="8" office:value-type="string">
            <text:p text:style-name="P24"/>
            <text:p text:style-name="P19"><text:span text:style-name="T14">ADVERTENCIAS:</text:span><text:span text:style-name="T12"> Incumplir tus obligaciones te puede generar comisiones e intereses moratorios. Contratar créditos que excedan tu capacidad de pago afecta tu historial crediticio. Considera los riesgos a los que estas expuesto al no contar con la contratación del segur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8" office:value-type="string">
            <text:p text:style-name="P22"/>
            <text:p text:style-name="P22">ESTADO DE CUENTA: <text:s text:c="33"/>PERIODICIAD: TRIMESTRAL</text:p>
            <text:p text:style-name="P15"><text:s/>Enviar a domicilio: <text:span text:style-name="T9">N/A</text:span> <text:s text:c="14"/>Consulta vía internet: <text:s/><text:span text:style-name="T9">N/A</text:span> <text:s text:c="14"/><text:span text:style-name="T13">Envío por correo electrónico: </text:span><text:span text:style-name="T28">[ X ]</text:span></text:p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8" office:value-type="string">
            <text:p text:style-name="P24"/>
            <text:p text:style-name="P19"><text:span text:style-name="T14">Aclaraciones y reclamaciones:</text:span><text:span text:style-name="T12"> Beatriz Antonia Gaytán Navarro</text:span></text:p>
            <text:p text:style-name="P20">Unidad Especializada de Atención a Usuarios: </text:p>
            <text:p text:style-name="P19"><text:span text:style-name="T12">Domicilio: </text:span><text:span text:style-name="T20">Av. México 68, exterior 301, interior 4, Colonia Olímpica, Oaxaca De Juárez, Oaxaca, CP. 68044.</text:span></text:p>
            <text:p text:style-name="P12"><text:span text:style-name="T24">Teléfono: (</text:span><text:span text:style-name="T26">951) 688 7879 </text:span><text:span text:style-name="T24">correo electrónico: <text:s/></text:span><text:a xlink:type="simple" xlink:href="mailto:bgaytan@solucionesoportunas.com.mx" text:style-name="ListLabel_20_1" text:visited-style-name="ListLabel_20_1"><text:span text:style-name="Internet_20_link"><text:span text:style-name="T25">bgaytan@solucionesoportunas.com.mx</text:span></text:span></text:a><text:span text:style-name="T2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8" office:value-type="string">
            <text:p text:style-name="P22"/>
            <text:p text:style-name="P2">Registro de Contratos de Adhesión Núm.: 14062-439-026350/05-03651-0819<text:bookmark text:name="_GoBack"/></text:p>
            <text:p text:style-name="P15">Comisión Nacional para la Protección y Defensa de los Usuarios de Servicios Financieros (CONDUSEF):</text:p>
            <text:p text:style-name="Default"><text:span text:style-name="T23">Teléfono: 01 800 999 8080 y 53 40 09 99. Correo: </text:span><text:a xlink:type="simple" xlink:href="mailto:asesoria@condusef.gob.mx" text:style-name="ListLabel_20_2" text:visited-style-name="ListLabel_20_2"><text:span text:style-name="Internet_20_link"><text:span text:style-name="T23">asesoria@condusef.gob.mx</text:span></text:span></text:a><text:span text:style-name="T23"> <text:s/>Página de Internet: </text:span><text:a xlink:type="simple" xlink:href="http://www.condusef.gob.mx/" text:style-name="ListLabel_20_2" text:visited-style-name="ListLabel_20_2"><text:span text:style-name="Internet_20_link"><text:span text:style-name="T23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</text:p>
            <text:p text:style-name="P32"><text:user-field-get text:name="py3o.obj.partner_id.name">partner_id</text:user-field-get></text:p>
            <text:p text:style-name="P32">(NOMBRE Y FIRMA) </text:p>
            <text:p text:style-name="P32">“ACREDITADO”</text:p>
            <text:p text:style-name="P30"/>
          </table:table-cell>
          <table:table-cell table:style-name="Table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_____</text:p>
            <text:p text:style-name="P32">C. Sergio Ramón Viñas Kegel</text:p>
            <text:p text:style-name="P32">REPRESENTANTE LEGAL</text:p>
            <text:p text:style-name="P31"><text:span text:style-name="T22">MÁS SOLUCIONES OPORTUNAS S.A. DE C.V. SOFOM ENR.</text:span> “ACREDITANTE”<text:bookmark text:name="_Hlk532418127"/></text:p>
          </table:table-cell>
        </table:table-row>
      </table:table>
      <text:p text:style-name="P34"><text:soft-page-break/><text:a xlink:type="simple" xlink:href="py3o:///with" text:style-name="Internet_20_link" text:visited-style-name="Visited_20_Internet_20_Link">/with</text:a></text:p>
      <text:p text:style-name="P34"><text:a xlink:type="simple" xlink:href="py3o:///with" text:style-name="Internet_20_link" text:visited-style-name="Visited_20_Internet_20_Link">/with</text:a></text:p>
      <text:p text:style-name="P35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2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MX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es" fo:country="MX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1402in" fo:margin-top="0in" fo:margin-bottom="0.7764in" loext:contextual-spacing="false" fo:line-height="104%" fo:text-align="justify" style:justify-single-word="false" fo:orphans="2" fo:widows="2" fo:text-indent="-0.0071in" style:auto-text-indent="false" style:writing-mode="lr-tb"/>
      <style:text-properties fo:color="#000000"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language-asian="es" style:country-asian="MX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MX" style:font-name-complex="Arial2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Arial2" style:font-family-asian="Arial" style:font-family-generic-asian="system" style:font-pitch-asian="variable" style:font-size-asian="9pt" style:language-asian="es" style:country-asian="MX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9pt" fo:language="es" fo:country="none" style:font-name-asian="Arial2" style:font-family-asian="Arial" style:font-family-generic-asian="system" style:font-pitch-asian="variable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Standard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/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char" svg:x="0.0437in" svg:y="-0.3681in" svg:width="1.4374in" svg:height="0.6744in" draw:z-index="2"><draw:image xlink:href="Pictures/100002010000014000000096806BE95CF8F44BAB.png" xlink:type="simple" xlink:show="embed" xlink:actuate="onLoad" loext:mime-type="image/png"/></draw:frame>RECA: 14062-439-026350/05-03651-0819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TEL: 5203800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</meta:initial-creator>
    <meta:editing-cycles>52</meta:editing-cycles>
    <meta:print-date>2016-11-17T20:48:00</meta:print-date>
    <meta:creation-date>2019-01-11T18:10:00</meta:creation-date>
    <dc:date>2020-06-16T11:16:37.438454404</dc:date>
    <meta:editing-duration>P1DT10H46M14S</meta:editing-duration>
    <meta:generator>LibreOffice/6.0.7.3$Linux_X86_64 LibreOffice_project/00m0$Build-3</meta:generator>
    <meta:document-statistic meta:table-count="2" meta:image-count="1" meta:object-count="0" meta:page-count="3" meta:paragraph-count="59" meta:word-count="347" meta:character-count="2528" meta:non-whitespace-character-count="2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